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style:font-name-complex="David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11057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3"><text:s text:c="2"/>פנימית נוער שדה חמד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3">ת.ד 65 נחלת יהודה ראשל"צ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3"> <text:s text:c="49"/>9569733 <text:s text:c="94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3"> <text:s text:c="5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3"> <text:s text:c="2"/>בכניסה מצד שמאל </text:span><text:span text:style-name="T3">–</text:span><text:span text:style-name="T3"> חדר חשמל ראשי <text:s text:c="7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3">קיים </text:span></text:p>
      <text:p text:style-name="P1"><text:span text:style-name="T1">מיקום ברזי כיבוי עיקריים "3</text:span><text:span text:style-name="T3"> <text:s text:c="4"/>מיפוי זרים <text:s text:c="94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ששון ויטורי</text:p>
          </table:table-cell>
          <table:table-cell table:style-name="Table2.A1" office:value-type="string">
            <text:p text:style-name="P14">מנהל</text:p>
          </table:table-cell>
          <table:table-cell table:style-name="Table2.A1" office:value-type="string">
            <text:p text:style-name="P14">03-9595100</text:p>
          </table:table-cell>
          <table:table-cell table:style-name="Table2.A1" office:value-type="string">
            <text:p text:style-name="P14">050-4424114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אלי יעקובי</text:p>
          </table:table-cell>
          <table:table-cell table:style-name="Table2.A1" office:value-type="string">
            <text:p text:style-name="P14">חשמלאי</text:p>
          </table:table-cell>
          <table:table-cell table:style-name="Table2.A1" office:value-type="string">
            <text:p text:style-name="P14">03-9595100</text:p>
          </table:table-cell>
          <table:table-cell table:style-name="Table2.A1" office:value-type="string">
            <text:p text:style-name="P14">050-4199792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מאגר גפ"מ ומטבח, מיכל סולר 9000 ליטר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3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14">תמצית סולר </text:p>
          </table:table-cell>
          <table:table-cell table:style-name="Table4.A1" office:value-type="string">
            <text:p text:style-name="P14">1017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14">חומצת מלח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14">גפ"מ</text:p>
          </table:table-cell>
          <table:table-cell table:style-name="Table4.A1" office:value-type="string">
            <text:p text:style-name="P14">1075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14">סולר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0:10:00</meta:creation-date>
    <dc:creator>אתי מנצור</dc:creator>
    <dc:date>2013-08-12T00:10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56" meta:word-count="147" meta:character-count="1478"/>
    <meta:generator>OpenOffice/4.0.1$Win32 OpenOffice.org_project/401m5$Build-9714</meta:generator>
  </office:meta>
</office:document-meta>
</file>